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6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7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8" office:value-type="string" calcext:value-type="string">
            <text:p>#62 Реализовать возможность конвертации учебника в epab</text:p>
          </table:table-cell>
          <table:table-cell table:style-name="ce15" office:value-type="string" calcext:value-type="string">
            <text:p>30-06-2017 12:10</text:p>
          </table:table-cell>
          <table:table-cell table:style-name="ce15" office:value-type="string" calcext:value-type="string">
            <text:p>30-09-2017 14:1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9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0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player/epub/readium-js-viewer</text:p>
          </table:table-cell>
          <table:table-cell table:style-name="ce21" office:value-type="string" calcext:value-type="string">
            <text:p>#6 При попытке создать заметку в <text:s/>[IPAD] она не создается</text:p>
          </table:table-cell>
          <table:table-cell table:style-name="ce15" office:value-type="string" calcext:value-type="string">
            <text:p>23-10-2017 16:39</text:p>
          </table:table-cell>
          <table:table-cell table:style-name="ce15" office:value-type="string" calcext:value-type="string">
            <text:p>24-10-2017 07:30</text:p>
          </table:table-cell>
          <table:table-cell table:style-name="ce15" table:number-columns-repeated="6"/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2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player/epub/readium-js-viewer</text:p>
          </table:table-cell>
          <table:table-cell table:style-name="ce23" office:value-type="string" calcext:value-type="string">
            <text:p>#2 Не реагируют кнопка <text:s/>"Заметка"</text:p>
          </table:table-cell>
          <table:table-cell table:style-name="ce15" office:value-type="string" calcext:value-type="string">
            <text:p>23-10-2017 12:40</text:p>
          </table:table-cell>
          <table:table-cell table:style-name="ce15" office:value-type="string" calcext:value-type="string">
            <text:p>23-10-2017 11:34</text:p>
          </table:table-cell>
          <table:table-cell table:style-name="ce15" table:number-columns-repeated="6"/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2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27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8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9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30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31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2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3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4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35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36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7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8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9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0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1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2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3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4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5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6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7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8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9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0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1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2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3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4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5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6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7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8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9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0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3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4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5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6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8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9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0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1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2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4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5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6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7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8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9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0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2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5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7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8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9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0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2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3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5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6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7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8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0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2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4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6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7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8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10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1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2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4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5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18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9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0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1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5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6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7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8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9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1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3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5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7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49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0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1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3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6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7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2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3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4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5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6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7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4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5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8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90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92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94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95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96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97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98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99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0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01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4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6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7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8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09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0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1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2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3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4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5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6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7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8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9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0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1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2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4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5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6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7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2"/>
          <table:table-cell table:number-columns-repeated="6" office:value-type="string" calcext:value-type="string">
            <text:p>8:00 h</text:p>
          </table:table-cell>
          <table:table-cell table:number-columns-repeated="2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28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8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9 10 2017 - 15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10 2017 - 22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3 10 2017 - 29 10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30 10 2017 - 05 11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9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0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1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2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3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4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5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6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7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8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39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0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1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2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3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4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5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6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7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8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9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0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51" office:value-type="string" calcext:value-type="string">
            <text:p>#9 Ошибка с кнопкой "скопировать ссылку"</text:p>
          </table:table-cell>
          <table:table-cell office:value-type="string" calcext:value-type="string">
            <text:p>25-10-2017 16:10</text:p>
          </table:table-cell>
          <table:table-cell office:value-type="string" calcext:value-type="string">
            <text:p>31-10-2017 09: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2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3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4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5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6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7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8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59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0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1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2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63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4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5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6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67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8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9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0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1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2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3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7:01:39.116267171</meta:creation-date>
    <dc:date>2017-11-06T07:07:24.114710549</dc:date>
    <meta:editing-duration>P0D</meta:editing-duration>
    <meta:editing-cycles>1</meta:editing-cycles>
    <meta:document-statistic meta:table-count="14" meta:cell-count="1692" meta:object-count="0"/>
    <meta:generator>LibreOffice/4.2.8.2$Linux_X86_64 LibreOffice_project/420m0$Build-2</meta:generator>
  </office:meta>
</office:document-meta>
</file>